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357cm" draw:marker-end-width="0.357cm" draw:fill="none" draw:textarea-horizontal-align="justify" draw:textarea-vertical-align="middle" draw:auto-grow-height="false" fo:min-height="0.587cm" fo:min-width="2.369cm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37cm" svg:height="3.207cm" svg:x="3.667cm" svg:y="14.97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37cm" svg:height="4.318cm" svg:x="7.38cm" svg:y="9.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35cm" svg:y1="11.033cm" svg:x2="10.017cm" svg:y2="11.033cm">
          <text:p/>
        </draw:line>
        <draw:line draw:style-name="gr2" draw:text-style-name="P1" draw:layer="layout" svg:x1="7.35cm" svg:y1="12.049cm" svg:x2="10.017cm" svg:y2="12.049cm">
          <text:p/>
        </draw:line>
        <draw:line draw:style-name="gr2" draw:text-style-name="P1" draw:layer="layout" svg:x1="7.35cm" svg:y1="13.065cm" svg:x2="10.017cm" svg:y2="13.065cm">
          <text:p/>
        </draw:line>
        <draw:line draw:style-name="gr2" draw:text-style-name="P1" draw:layer="layout" svg:x1="3.667cm" svg:y1="15.986cm" svg:x2="6.334cm" svg:y2="15.986cm">
          <text:p/>
        </draw:line>
        <draw:line draw:style-name="gr2" draw:text-style-name="P1" draw:layer="layout" svg:x1="3.667cm" svg:y1="17.256cm" svg:x2="6.334cm" svg:y2="17.256cm">
          <text:p/>
        </draw:line>
        <draw:frame draw:style-name="gr3" draw:text-style-name="P2" draw:layer="layout" svg:width="2.413cm" svg:height="1.143cm" svg:x="3.921cm" svg:y="15.224cm">
          <draw:text-box>
            <text:p><text:span text:style-name="T1">写进程</text:span></text:p>
          </draw:text-box>
        </draw:frame>
        <draw:custom-shape draw:style-name="gr1" draw:text-style-name="P1" draw:layer="layout" svg:width="2.637cm" svg:height="3.207cm" svg:x="11.033cm" svg:y="15.3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033cm" svg:y1="16.367cm" svg:x2="13.7cm" svg:y2="16.367cm">
          <text:p/>
        </draw:line>
        <draw:line draw:style-name="gr2" draw:text-style-name="P1" draw:layer="layout" svg:x1="11.033cm" svg:y1="17.637cm" svg:x2="13.7cm" svg:y2="17.637cm">
          <text:p/>
        </draw:line>
        <draw:frame draw:style-name="gr3" draw:text-style-name="P2" draw:layer="layout" svg:width="2.413cm" svg:height="1.143cm" svg:x="11.16cm" svg:y="17.891cm">
          <draw:text-box>
            <text:p><text:span text:style-name="T1">读进程</text:span></text:p>
          </draw:text-box>
        </draw:frame>
        <draw:frame draw:style-name="gr4" draw:text-style-name="P2" draw:layer="layout" svg:width="2.794cm" svg:height="0.827cm" svg:x="7.35cm" svg:y="9.128cm">
          <draw:text-box>
            <text:p text:style-name="P2"><text:span text:style-name="T1">消息队列</text:span></text:p>
          </draw:text-box>
        </draw:frame>
        <draw:line draw:style-name="gr5" draw:text-style-name="P1" draw:layer="layout" svg:x1="5.572cm" svg:y1="15.224cm" svg:x2="7.604cm" svg:y2="13.827cm">
          <text:p/>
        </draw:line>
        <draw:frame draw:style-name="gr6" draw:text-style-name="P2" draw:layer="layout" svg:width="5.715cm" svg:height="1.266cm" svg:x="2.27cm" svg:y="13.577cm">
          <draw:text-box>
            <text:p text:style-name="P2"><text:span text:style-name="T1">msgsnd </text:span><text:span text:style-name="T1">增加消息队列</text:span></text:p>
          </draw:text-box>
        </draw:frame>
        <draw:line draw:style-name="gr5" draw:text-style-name="P1" draw:layer="layout" svg:x1="9.763cm" svg:y1="13.573cm" svg:x2="12.684cm" svg:y2="15.859cm">
          <text:p/>
        </draw:line>
        <draw:frame draw:style-name="gr6" draw:text-style-name="P2" draw:layer="layout" svg:width="5.715cm" svg:height="1.403cm" svg:x="10.652cm" svg:y="13.45cm">
          <draw:text-box>
            <text:p text:style-name="P2"><text:span text:style-name="T1">msgrcv </text:span><text:span text:style-name="T1">读取消息队列中消息</text:span></text:p>
          </draw:text-box>
        </draw:frame>
        <draw:line draw:style-name="gr5" draw:text-style-name="P1" draw:layer="layout" svg:x1="3.54cm" svg:y1="9.763cm" svg:x2="7.35cm" svg:y2="9.763cm">
          <text:p/>
        </draw:line>
        <draw:frame draw:style-name="gr4" draw:text-style-name="P2" draw:layer="layout" svg:width="5.334cm" svg:height="0.827cm" svg:x="2.397cm" svg:y="8.682cm">
          <draw:text-box>
            <text:p text:style-name="P2"><text:span text:style-name="T1">Msgget </text:span><text:span text:style-name="T1">创建消息队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svg:stroke-color="#000000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fo:font-size="14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39:08.154127985</meta:creation-date>
    <dc:date>2018-04-14T15:34:55.271890111</dc:date>
    <meta:editing-duration>PT12M15S</meta:editing-duration>
    <meta:editing-cycles>9</meta:editing-cycles>
    <meta:generator>LibreOffice/4.2.8.2$Linux_X86_64 LibreOffice_project/420m0$Build-2</meta:generator>
    <meta:document-statistic meta:object-count="19"/>
  </office:meta>
</office:document-meta>
</file>